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078000000BCFA968D18.png" manifest:media-type="image/png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4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48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50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52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53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54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55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58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59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60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61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62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63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64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65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66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67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68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69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70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3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7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76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78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79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80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81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82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3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bbbbbb" draw:opacity="25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loext:graphic-properties draw:fill="none" draw:fill-color="#ffffff"/>
      <style:text-properties fo:color="#aa3377" loext:opacity="100%" style:font-name="Palatino LT Std"/>
    </style:style>
    <style:style style:name="P19" style:family="paragraph">
      <style:paragraph-properties fo:text-align="center"/>
      <style:text-properties fo:color="#4477aa" loext:opacity="100%"/>
    </style:style>
    <style:style style:name="P20" style:family="paragraph">
      <loext:graphic-properties draw:fill-color="#ccbb44" draw:opacity="80%"/>
      <style:paragraph-properties fo:text-align="center" style:writing-mode="lr-tb"/>
    </style:style>
    <style:style style:name="P21" style:family="paragraph">
      <loext:graphic-properties draw:fill="solid" draw:fill-color="#ccbb44" draw:opacity="100%"/>
      <style:paragraph-properties fo:text-align="center"/>
    </style:style>
    <style:style style:name="P22" style:family="paragraph">
      <loext:graphic-properties draw:fill="none" draw:fill-color="#ffffff"/>
      <style:text-properties fo:color="#4477aa" loext:opacity="100%" style:font-name="Palatino LT Std" fo:font-weight="bold" style:font-weight-asian="bold" style:font-weight-complex="bold"/>
    </style:style>
    <style:style style:name="P23" style:family="paragraph">
      <loext:graphic-properties draw:fill-color="#aa3377"/>
      <style:paragraph-properties fo:text-align="center"/>
    </style:style>
    <style:style style:name="P24" style:family="paragraph">
      <loext:graphic-properties draw:fill="none" draw:fill-color="#ffffff"/>
      <style:text-properties fo:color="#aa3377" loext:opacity="100%" style:font-name="Palatino LT Std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aa3377" loext:opacity="100%" style:font-name="Palatino LT Std" fo:font-size="21pt"/>
    </style:style>
    <style:style style:name="P26" style:family="paragraph">
      <loext:graphic-properties draw:fill-color="#bbbbbb" draw:opacity="25%"/>
      <style:paragraph-properties fo:text-align="center"/>
    </style:style>
    <style:style style:name="P27" style:family="paragraph">
      <loext:graphic-properties draw:fill="none" draw:fill-color="#ffffff"/>
      <style:text-properties fo:color="#4477aa" loext:opacity="100%" style:font-name="Palatino LT Std" fo:font-size="21pt" fo:font-weight="bold" style:font-weight-asian="bold" style:font-weight-complex="bold"/>
    </style:style>
    <style:style style:name="P28" style:family="paragraph">
      <loext:graphic-properties draw:fill="none" draw:fill-color="#bbbbbb" draw:opacity="25%"/>
      <style:paragraph-properties fo:text-align="center"/>
    </style:style>
    <style:style style:name="P29" style:family="paragraph">
      <loext:graphic-properties draw:fill-color="#4477aa" draw:opacity="95%"/>
      <style:paragraph-properties fo:text-align="center"/>
    </style:style>
    <style:style style:name="P30" style:family="paragraph">
      <loext:graphic-properties draw:fill-color="#404042"/>
      <style:paragraph-properties fo:text-align="center"/>
    </style:style>
    <style:style style:name="P31" style:family="paragraph">
      <loext:graphic-properties draw:fill-color="#4477aa" draw:opacity="80%"/>
      <style:paragraph-properties fo:text-align="center"/>
    </style:style>
    <style:style style:name="P32" style:family="paragraph">
      <loext:graphic-properties draw:opacity="25%"/>
      <style:paragraph-properties fo:text-align="center"/>
    </style:style>
    <style:style style:name="P33" style:family="paragraph">
      <loext:graphic-properties draw:fill-color="#aa3377" draw:opacity="25%"/>
      <style:paragraph-properties fo:text-align="center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loext:graphic-properties draw:fill="none" draw:fill-color="#ffffff"/>
      <style:text-properties style:font-name="Palatino LT Std" fo:font-size="42pt" fo:font-style="italic" style:font-size-asian="36pt" style:font-style-asian="italic" style:font-size-complex="36pt" style:font-style-complex="italic"/>
    </style:style>
    <style:style style:name="P36" style:family="paragraph">
      <loext:graphic-properties draw:fill-color="#555555" draw:opacity="25%"/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solid" draw:fill-color="#729fcf"/>
      <style:paragraph-properties fo:text-align="center"/>
    </style:style>
    <style:style style:name="P41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a3377" loext:opacity="100%" style:font-name="Palatino LT Std" fo:font-size="66pt" style:font-size-asian="54pt" style:font-size-complex="54pt"/>
    </style:style>
    <style:style style:name="T4" style:family="text">
      <style:text-properties fo:color="#4477aa" loext:opacity="100%" style:font-name="Palatino LT Std" fo:font-weight="bold" style:font-weight-asian="bold" style:font-weight-complex="bold"/>
    </style:style>
    <style:style style:name="T5" style:family="text">
      <style:text-properties fo:color="#aa3377" loext:opacity="100%" style:font-name="Palatino LT Std" fo:font-weight="bold" style:font-weight-asian="bold" style:font-weight-complex="bold"/>
    </style:style>
    <style:style style:name="T6" style:family="text">
      <style:text-properties fo:color="#4477aa" loext:opacity="100%" style:font-name="Palatino LT Std" fo:font-size="21pt" fo:font-weight="bold" style:font-weight-asian="bold" style:font-weight-complex="bold"/>
    </style:style>
    <style:style style:name="T7" style:family="text">
      <style:text-properties style:font-name="Palatino LT Std" fo:font-size="42pt" fo:font-style="italic" style:font-size-asian="36pt" style:font-style-asian="italic" style:font-size-complex="36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3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8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8) rotate (-2.41518661890975) translate (11.2676684528665cm 5.47194917556876cm)" svg:viewBox="0 0 6452 6309" svg:d="M0 6309c848-1274 1729-2236 1650-3102s-296-2184 596-2727 4083-1048 4206 1011">
          <text:p/>
        </draw:path>
        <draw:line draw:style-name="gr33" draw:text-style-name="P19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47) rotate (-2.41518661890975) translate (26.3686684528665cm 4.97794917556874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30" draw:text-style-name="P17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30" draw:text-style-name="P17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30" draw:text-style-name="P17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30" draw:text-style-name="P17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30" draw:text-style-name="P17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33) rotate (-2.41518661890975) translate (10.7421562157411cm 4.49224397085454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4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2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2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41" draw:text-style-name="P23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41" draw:text-style-name="P23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41" draw:text-style-name="P23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24" draw:layer="layout" svg:width="0.875cm" svg:height="0.992cm" svg:x="21.5cm" svg:y="2.491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951cm" svg:y="1.53cm">
          <draw:text-box>
            <text:p><text:span text:style-name="T5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4.73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" draw:style-name="gr41" draw:text-style-name="P23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33) rotate (-2.41518661890975) translate (10.7421562157411cm 4.49224397085454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4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25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31" draw:text-style-name="P25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46" draw:text-style-name="P26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4" draw:layer="layout" svg:x1="20.28cm" svg:y1="5.379cm" svg:x2="20.28cm" svg:y2="2.93cm">
          <text:p/>
        </draw:line>
        <draw:line draw:style-name="gr47" draw:text-style-name="P4" draw:layer="layout" svg:x1="21.98cm" svg:y1="5.456cm" svg:x2="21.98cm" svg:y2="7.905cm">
          <text:p/>
        </draw:line>
        <draw:line draw:style-name="gr48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33) rotate (-2.41518661890975) translate (10.7421562157411cm 4.49224397085454cm)" svg:viewBox="0 0 5556 5433" svg:d="M0 5433c730-1096 1489-1926 1421-2671-68-746-255-1881 513-2349 768-467 3516-902 3622 871">
            <text:p/>
          </draw:path>
          <draw:line draw:style-name="gr49" draw:text-style-name="P4" draw:layer="layout" svg:x1="6.673cm" svg:y1="1.54cm" svg:x2="5.565cm" svg:y2="0.31cm">
            <text:p/>
          </draw:line>
          <draw:line draw:style-name="gr49" draw:text-style-name="P4" draw:layer="layout" svg:x1="6.79cm" svg:y1="2.353cm" svg:x2="5.682cm" svg:y2="1.123cm">
            <text:p/>
          </draw:line>
          <draw:line draw:style-name="gr49" draw:text-style-name="P4" draw:layer="layout" svg:x1="7.107cm" svg:y1="3.266cm" svg:x2="5.999cm" svg:y2="2.036cm">
            <text:p/>
          </draw:line>
          <draw:line draw:style-name="gr49" draw:text-style-name="P4" draw:layer="layout" svg:x1="7.524cm" svg:y1="4.279cm" svg:x2="6.416cm" svg:y2="3.049cm">
            <text:p/>
          </draw:line>
          <draw:line draw:style-name="gr49" draw:text-style-name="P4" draw:layer="layout" svg:x1="8.241cm" svg:y1="5.792cm" svg:x2="7.133cm" svg:y2="4.562cm">
            <text:p/>
          </draw:line>
          <draw:line draw:style-name="gr49" draw:text-style-name="P4" draw:layer="layout" svg:x1="7.958cm" svg:y1="6.405cm" svg:x2="6.85cm" svg:y2="5.175cm">
            <text:p/>
          </draw:line>
          <draw:line draw:style-name="gr49" draw:text-style-name="P4" draw:layer="layout" svg:x1="7.375cm" svg:y1="6.818cm" svg:x2="6.267cm" svg:y2="5.588cm">
            <text:p/>
          </draw:line>
          <draw:line draw:style-name="gr49" draw:text-style-name="P4" draw:layer="layout" svg:x1="6.592cm" svg:y1="6.931cm" svg:x2="5.484cm" svg:y2="5.701cm">
            <text:p/>
          </draw:line>
        </draw:g>
        <draw:g draw:style-name="gr5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49" draw:text-style-name="P4" draw:layer="layout" svg:x1="9.191cm" svg:y1="14.453cm" svg:x2="8.083cm" svg:y2="13.223cm">
            <text:p/>
          </draw:line>
          <draw:line draw:style-name="gr49" draw:text-style-name="P4" draw:layer="layout" svg:x1="9.308cm" svg:y1="15.266cm" svg:x2="8.2cm" svg:y2="14.036cm">
            <text:p/>
          </draw:line>
          <draw:line draw:style-name="gr49" draw:text-style-name="P4" draw:layer="layout" svg:x1="9.625cm" svg:y1="16.179cm" svg:x2="8.517cm" svg:y2="14.949cm">
            <text:p/>
          </draw:line>
          <draw:line draw:style-name="gr49" draw:text-style-name="P4" draw:layer="layout" svg:x1="10.042cm" svg:y1="17.192cm" svg:x2="8.934cm" svg:y2="15.962cm">
            <text:p/>
          </draw:line>
          <draw:line draw:style-name="gr49" draw:text-style-name="P4" draw:layer="layout" svg:x1="10.459cm" svg:y1="18.505cm" svg:x2="9.351cm" svg:y2="17.275cm">
            <text:p/>
          </draw:line>
          <draw:line draw:style-name="gr49" draw:text-style-name="P4" draw:layer="layout" svg:x1="10.576cm" svg:y1="19.418cm" svg:x2="9.468cm" svg:y2="18.188cm">
            <text:p/>
          </draw:line>
          <draw:line draw:style-name="gr49" draw:text-style-name="P4" draw:layer="layout" svg:x1="10.393cm" svg:y1="20.131cm" svg:x2="9.285cm" svg:y2="18.901cm">
            <text:p/>
          </draw:line>
          <draw:line draw:style-name="gr49" draw:text-style-name="P4" draw:layer="layout" svg:x1="9.81cm" svg:y1="20.644cm" svg:x2="8.702cm" svg:y2="19.414cm">
            <text:p/>
          </draw:lin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4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7" draw:layer="layout" svg:width="0.951cm" svg:height="0.992cm" svg:x="20.87cm" svg:y="3.703cm">
          <draw:text-box>
            <text:p><text:span text:style-name="T6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27) rotate (-2.41518661890975) translate (6.34215621574109cm 4.72924397085454cm)" svg:viewBox="0 0 5556 5433" svg:d="M0 5433c730-1096 1489-1926 1421-2671-68-746-255-1881 513-2349 768-467 3516-902 3622 871">
            <text:p/>
          </draw:path>
          <draw:line draw:style-name="gr49" draw:text-style-name="P4" draw:layer="layout" svg:x1="2.273cm" svg:y1="1.777cm" svg:x2="1.165cm" svg:y2="0.547cm">
            <text:p/>
          </draw:line>
          <draw:line draw:style-name="gr49" draw:text-style-name="P4" draw:layer="layout" svg:x1="2.39cm" svg:y1="2.59cm" svg:x2="1.282cm" svg:y2="1.36cm">
            <text:p/>
          </draw:line>
          <draw:line draw:style-name="gr49" draw:text-style-name="P4" draw:layer="layout" svg:x1="2.707cm" svg:y1="3.503cm" svg:x2="1.599cm" svg:y2="2.273cm">
            <text:p/>
          </draw:line>
          <draw:line draw:style-name="gr49" draw:text-style-name="P4" draw:layer="layout" svg:x1="3.124cm" svg:y1="4.516cm" svg:x2="2.016cm" svg:y2="3.286cm">
            <text:p/>
          </draw:line>
          <draw:line draw:style-name="gr49" draw:text-style-name="P4" draw:layer="layout" svg:x1="3.841cm" svg:y1="6.029cm" svg:x2="2.733cm" svg:y2="4.799cm">
            <text:p/>
          </draw:line>
          <draw:line draw:style-name="gr49" draw:text-style-name="P4" draw:layer="layout" svg:x1="3.558cm" svg:y1="6.642cm" svg:x2="2.45cm" svg:y2="5.412cm">
            <text:p/>
          </draw:line>
          <draw:line draw:style-name="gr49" draw:text-style-name="P4" draw:layer="layout" svg:x1="2.975cm" svg:y1="7.055cm" svg:x2="1.867cm" svg:y2="5.825cm">
            <text:p/>
          </draw:line>
          <draw:line draw:style-name="gr49" draw:text-style-name="P4" draw:layer="layout" svg:x1="2.192cm" svg:y1="7.168cm" svg:x2="1.084cm" svg:y2="5.938cm">
            <text:p/>
          </draw:line>
        </draw:g>
        <draw:g draw:style-name="gr5">
          <draw:path draw:style-name="gr32" draw:text-style-name="P1" draw:layer="layout" svg:width="5.555cm" svg:height="5.432cm" draw:transform="skewX (0.00174532925199433) rotate (-2.41518661890975) translate (17.3471562157411cm 4.70887315018584cm)" svg:viewBox="0 0 5556 5433" svg:d="M0 5433c730-1096 1489-1926 1421-2671-68-746-255-1881 513-2349 768-467 3516-902 3622 871">
            <text:p/>
          </draw:path>
          <draw:line draw:style-name="gr49" draw:text-style-name="P4" draw:layer="layout" svg:x1="15.796cm" svg:y1="1.852cm" svg:x2="14.688cm" svg:y2="0.622cm">
            <text:p/>
          </draw:line>
          <draw:line draw:style-name="gr49" draw:text-style-name="P4" draw:layer="layout" svg:x1="15.913cm" svg:y1="2.665cm" svg:x2="14.805cm" svg:y2="1.435cm">
            <text:p/>
          </draw:line>
          <draw:line draw:style-name="gr49" draw:text-style-name="P4" draw:layer="layout" svg:x1="16.23cm" svg:y1="3.578cm" svg:x2="15.122cm" svg:y2="2.348cm">
            <text:p/>
          </draw:line>
          <draw:line draw:style-name="gr49" draw:text-style-name="P4" draw:layer="layout" svg:x1="16.647cm" svg:y1="4.591cm" svg:x2="15.539cm" svg:y2="3.361cm">
            <text:p/>
          </draw:line>
          <draw:line draw:style-name="gr49" draw:text-style-name="P4" draw:layer="layout" svg:x1="17.064cm" svg:y1="5.904cm" svg:x2="15.956cm" svg:y2="4.674cm">
            <text:p/>
          </draw:line>
          <draw:line draw:style-name="gr49" draw:text-style-name="P4" draw:layer="layout" svg:x1="17.181cm" svg:y1="6.817cm" svg:x2="16.073cm" svg:y2="5.587cm">
            <text:p/>
          </draw:line>
          <draw:line draw:style-name="gr49" draw:text-style-name="P4" draw:layer="layout" svg:x1="16.998cm" svg:y1="7.53cm" svg:x2="15.89cm" svg:y2="6.3cm">
            <text:p/>
          </draw:line>
          <draw:line draw:style-name="gr49" draw:text-style-name="P4" draw:layer="layout" svg:x1="16.415cm" svg:y1="8.043cm" svg:x2="15.307cm" svg:y2="6.813cm">
            <text:p/>
          </draw:line>
        </draw:g>
        <draw:custom-shape draw:style-name="gr36" draw:text-style-name="P20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32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50" draw:text-style-name="P4" draw:layer="layout" svg:x1="3.706cm" svg:y1="10.705cm" svg:x2="4.814cm" svg:y2="11.935cm">
            <text:p/>
          </draw:line>
          <draw:line draw:style-name="gr50" draw:text-style-name="P4" draw:layer="layout" svg:x1="3.823cm" svg:y1="11.518cm" svg:x2="4.931cm" svg:y2="12.748cm">
            <text:p/>
          </draw:line>
          <draw:line draw:style-name="gr50" draw:text-style-name="P4" draw:layer="layout" svg:x1="4.14cm" svg:y1="12.431cm" svg:x2="5.248cm" svg:y2="13.661cm">
            <text:p/>
          </draw:line>
          <draw:line draw:style-name="gr50" draw:text-style-name="P4" draw:layer="layout" svg:x1="4.557cm" svg:y1="13.444cm" svg:x2="5.665cm" svg:y2="14.674cm">
            <text:p/>
          </draw:line>
          <draw:line draw:style-name="gr50" draw:text-style-name="P4" draw:layer="layout" svg:x1="4.974cm" svg:y1="14.757cm" svg:x2="6.082cm" svg:y2="15.987cm">
            <text:p/>
          </draw:line>
          <draw:line draw:style-name="gr50" draw:text-style-name="P4" draw:layer="layout" svg:x1="5.091cm" svg:y1="15.67cm" svg:x2="6.199cm" svg:y2="16.9cm">
            <text:p/>
          </draw:line>
          <draw:line draw:style-name="gr50" draw:text-style-name="P4" draw:layer="layout" svg:x1="4.908cm" svg:y1="16.383cm" svg:x2="6.016cm" svg:y2="17.613cm">
            <text:p/>
          </draw:line>
          <draw:line draw:style-name="gr50" draw:text-style-name="P4" draw:layer="layout" svg:x1="4.325cm" svg:y1="16.896cm" svg:x2="5.433cm" svg:y2="18.126cm">
            <text:p/>
          </draw:line>
        </draw:g>
        <draw:custom-shape draw:style-name="gr36" draw:text-style-name="P20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32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50" draw:text-style-name="P4" draw:layer="layout" svg:x1="12.184cm" svg:y1="10.506cm" svg:x2="13.292cm" svg:y2="11.736cm">
            <text:p/>
          </draw:line>
          <draw:line draw:style-name="gr50" draw:text-style-name="P4" draw:layer="layout" svg:x1="12.301cm" svg:y1="11.319cm" svg:x2="13.409cm" svg:y2="12.549cm">
            <text:p/>
          </draw:line>
          <draw:line draw:style-name="gr50" draw:text-style-name="P4" draw:layer="layout" svg:x1="12.618cm" svg:y1="12.232cm" svg:x2="13.726cm" svg:y2="13.462cm">
            <text:p/>
          </draw:line>
          <draw:line draw:style-name="gr50" draw:text-style-name="P4" draw:layer="layout" svg:x1="13.035cm" svg:y1="13.245cm" svg:x2="14.143cm" svg:y2="14.475cm">
            <text:p/>
          </draw:line>
          <draw:line draw:style-name="gr50" draw:text-style-name="P4" draw:layer="layout" svg:x1="13.752cm" svg:y1="14.758cm" svg:x2="14.86cm" svg:y2="15.988cm">
            <text:p/>
          </draw:line>
          <draw:line draw:style-name="gr50" draw:text-style-name="P4" draw:layer="layout" svg:x1="13.469cm" svg:y1="15.371cm" svg:x2="14.577cm" svg:y2="16.601cm">
            <text:p/>
          </draw:line>
          <draw:line draw:style-name="gr50" draw:text-style-name="P4" draw:layer="layout" svg:x1="12.886cm" svg:y1="15.784cm" svg:x2="13.994cm" svg:y2="17.014cm">
            <text:p/>
          </draw:line>
          <draw:line draw:style-name="gr50" draw:text-style-name="P4" draw:layer="layout" svg:x1="12.103cm" svg:y1="15.897cm" svg:x2="13.211cm" svg:y2="17.127cm">
            <text:p/>
          </draw:line>
        </draw:g>
        <draw:line draw:style-name="gr51" draw:text-style-name="P4" draw:layer="layout" svg:x1="25.423cm" svg:y1="9.808cm" svg:x2="23.203cm" svg:y2="7.344cm">
          <text:p/>
        </draw:line>
        <draw:line draw:style-name="gr52" draw:text-style-name="P4" draw:layer="layout" svg:x1="20.884cm" svg:y1="10.508cm" svg:x2="23.104cm" svg:y2="12.972cm">
          <text:p/>
        </draw:line>
        <draw:path draw:style-name="gr32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30" draw:text-style-name="P17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30" draw:text-style-name="P17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53" draw:text-style-name="P4" draw:layer="layout" svg:x1="20.861cm" svg:y1="17.49cm" svg:x2="23.081cm" svg:y2="19.954cm">
          <text:p/>
        </draw:line>
        <draw:line draw:style-name="gr54" draw:text-style-name="P4" draw:layer="layout" svg:x1="26.055cm" svg:y1="18.928cm" svg:x2="23.835cm" svg:y2="16.464cm">
          <text:p/>
        </draw:lin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55" draw:text-style-name="P28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30" draw:text-style-name="P17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30" draw:text-style-name="P17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30" draw:text-style-name="P17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30" draw:text-style-name="P17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30" draw:text-style-name="P17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30" draw:text-style-name="P17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30" draw:text-style-name="P17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6" draw:text-style-name="P4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57" draw:text-style-name="P29" draw:layer="layout" svg:width="5.021cm" svg:height="1.068cm" svg:x="18.659cm" svg:y="7.617cm">
          <text:p/>
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6" draw:text-style-name="P4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3">
          <draw:custom-shape draw:style-name="gr58" draw:text-style-name="P14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3">
          <draw:custom-shape draw:style-name="gr60" draw:text-style-name="P15" draw:layer="layout" svg:width="2.625cm" svg:height="1.259cm" svg:x="9.001cm" svg:y="11.672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2.001cm" svg:y="11.672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5.001cm" svg:y="11.672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6" draw:text-style-name="P4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61" draw:text-style-name="P29" draw:layer="layout" svg:width="8.929cm" svg:height="1.899cm" svg:x="11.831cm" svg:y="8.212cm">
          <text:p/>
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6" draw:text-style-name="P4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3">
          <draw:custom-shape draw:style-name="gr60" draw:text-style-name="P15" draw:layer="layout" svg:width="2.625cm" svg:height="1.259cm" svg:x="11.4cm" svg:y="1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4.4cm" svg:y="1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7.4cm" svg:y="1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3">
          <draw:custom-shape draw:style-name="gr58" draw:text-style-name="P14" draw:layer="layout" svg:width="2.625cm" svg:height="1.259cm" svg:x="19.301cm" svg:y="3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6.301cm" svg:y="3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3.301cm" svg:y="3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3">
          <draw:custom-shape draw:style-name="gr58" draw:text-style-name="P14" draw:layer="layout" svg:width="2.625cm" svg:height="1.259cm" svg:x="11.5cm" svg:y="9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4.5cm" svg:y="9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7.5cm" svg:y="9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3">
          <draw:custom-shape draw:style-name="gr60" draw:text-style-name="P15" draw:layer="layout" svg:width="2.625cm" svg:height="1.259cm" svg:x="15.901cm" svg:y="11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2.901cm" svg:y="11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9.901cm" svg:y="11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6" draw:text-style-name="P4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62" draw:text-style-name="P30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63" draw:text-style-name="P15" draw:layer="layout" svg:width="2.5cm" svg:height="0.819cm" svg:x="17.512cm" svg:y="10.337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3" draw:text-style-name="P15" draw:layer="layout" svg:width="2.5cm" svg:height="0.819cm" svg:x="17.512cm" svg:y="11.571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3" draw:text-style-name="P15" draw:layer="layout" svg:width="2.5cm" svg:height="0.819cm" svg:x="17.512cm" svg:y="12.808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64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3">
          <draw:custom-shape draw:style-name="gr65" draw:text-style-name="P14" draw:layer="layout" svg:width="2.5cm" svg:height="0.819cm" svg:x="12.763cm" svg:y="12.809cm">
            <text:p/>
            <draw:enhanced-geometry svg:viewBox="0 0 21600 21600" draw:text-areas="0 ?f0 ?f5 ?f2" draw:mirror-horizontal="true" draw:mirror-vertical="fals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14" draw:layer="layout" svg:width="2.5cm" svg:height="0.819cm" svg:x="12.763cm" svg:y="11.575cm">
            <text:p/>
            <draw:enhanced-geometry svg:viewBox="0 0 21600 21600" draw:text-areas="0 ?f0 ?f5 ?f2" draw:mirror-horizontal="true" draw:mirror-vertical="fals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14" draw:layer="layout" svg:width="2.5cm" svg:height="0.819cm" svg:x="12.763cm" svg:y="10.338cm">
            <text:p/>
            <draw:enhanced-geometry svg:viewBox="0 0 21600 21600" draw:text-areas="0 ?f0 ?f5 ?f2" draw:mirror-horizontal="true" draw:mirror-vertical="fals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64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g draw:style-name="gr23">
          <draw:line draw:style-name="gr66" draw:text-style-name="P1" draw:layer="layout" svg:x1="5.142cm" svg:y1="0.308cm" svg:x2="5.142cm" svg:y2="11.212cm">
            <text:p/>
          </draw:line>
          <draw:path draw:style-name="gr67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3">
            <draw:custom-shape draw:style-name="gr68" draw:text-style-name="P31" draw:layer="layout" svg:width="2.625cm" svg:height="1.259cm" svg:x="0.829cm" svg:y="2.784cm">
              <text:p/>
  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8" draw:text-style-name="P31" draw:layer="layout" svg:width="2.625cm" svg:height="1.259cm" svg:x="3.829cm" svg:y="2.784cm">
              <text:p/>
  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8" draw:text-style-name="P31" draw:layer="layout" svg:width="2.625cm" svg:height="1.259cm" svg:x="6.829cm" svg:y="2.784cm">
              <text:p/>
  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69" draw:text-style-name="P32" draw:layer="layout" svg:width="7.831cm" svg:height="0.463cm" svg:x="1.226cm" svg:y="6.823cm" svg:viewBox="0 0 7832 464" svg:d="M7832 464c0 0-803-464-3462-464s-4370 427-4370 427">
            <text:p/>
          </draw:path>
          <draw:g draw:style-name="gr23">
            <draw:custom-shape draw:style-name="gr70" draw:text-style-name="P33" draw:layer="layout" svg:width="2.625cm" svg:height="1.259cm" svg:x="6.83cm" svg:y="7.476cm">
              <text:p/>
  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0" draw:text-style-name="P33" draw:layer="layout" svg:width="2.625cm" svg:height="1.259cm" svg:x="3.83cm" svg:y="7.476cm">
              <text:p/>
  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0" draw:text-style-name="P33" draw:layer="layout" svg:width="2.625cm" svg:height="1.259cm" svg:x="0.83cm" svg:y="7.476cm">
              <text:p/>
  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3">
          <draw:line draw:style-name="gr66" draw:text-style-name="P1" draw:layer="layout" svg:x1="16.191cm" svg:y1="0.236cm" svg:x2="16.191cm" svg:y2="11.14cm">
            <text:p/>
          </draw:line>
          <draw:path draw:style-name="gr67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3">
            <draw:custom-shape draw:style-name="gr68" draw:text-style-name="P31" draw:layer="layout" svg:width="2.625cm" svg:height="1.259cm" svg:x="17.878cm" svg:y="2.712cm">
              <text:p/>
              <draw:enhanced-geometry svg:viewBox="0 0 21600 21600" draw:text-areas="0 ?f0 ?f5 ?f2" draw:mirror-horizontal="fals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8" draw:text-style-name="P31" draw:layer="layout" svg:width="2.625cm" svg:height="1.259cm" svg:x="14.878cm" svg:y="2.712cm">
              <text:p/>
              <draw:enhanced-geometry svg:viewBox="0 0 21600 21600" draw:text-areas="0 ?f0 ?f5 ?f2" draw:mirror-horizontal="fals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8" draw:text-style-name="P31" draw:layer="layout" svg:width="2.625cm" svg:height="1.259cm" svg:x="11.878cm" svg:y="2.712cm">
              <text:p/>
              <draw:enhanced-geometry svg:viewBox="0 0 21600 21600" draw:text-areas="0 ?f0 ?f5 ?f2" draw:mirror-horizontal="fals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69" draw:text-style-name="P32" draw:layer="layout" svg:width="7.831cm" svg:height="0.463cm" svg:x="12.275cm" svg:y="6.751cm" svg:viewBox="0 0 7832 464" svg:d="M7832 464c0 0-803-464-3462-464s-4370 427-4370 427">
            <text:p/>
          </draw:path>
          <draw:g draw:style-name="gr23">
            <draw:custom-shape draw:style-name="gr70" draw:text-style-name="P33" draw:layer="layout" svg:width="2.625cm" svg:height="1.259cm" svg:x="11.877cm" svg:y="7.404cm">
              <text:p/>
  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0" draw:text-style-name="P33" draw:layer="layout" svg:width="2.625cm" svg:height="1.259cm" svg:x="14.877cm" svg:y="7.404cm">
              <text:p/>
  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0" draw:text-style-name="P33" draw:layer="layout" svg:width="2.625cm" svg:height="1.259cm" svg:x="17.877cm" svg:y="7.404cm">
              <text:p/>
  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3">
          <draw:line draw:style-name="gr66" draw:text-style-name="P1" draw:layer="layout" svg:x1="24.391cm" svg:y1="9.036cm" svg:x2="24.391cm" svg:y2="19.94cm">
            <text:p/>
          </draw:line>
          <draw:path draw:style-name="gr67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3">
            <draw:custom-shape draw:style-name="gr68" draw:text-style-name="P31" draw:layer="layout" svg:width="2.625cm" svg:height="1.259cm" draw:transform="rotate (1.5707963267949) translate (25.761cm 13.053cm)">
              <text:p/>
              <draw:enhanced-geometry svg:viewBox="0 0 21600 21600" draw:text-areas="0 ?f0 ?f5 ?f2" draw:mirror-horizontal="false" draw:mirror-vertical="fals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8" draw:text-style-name="P31" draw:layer="layout" svg:width="2.625cm" svg:height="1.259cm" draw:transform="rotate (1.5707963267949) translate (23.761cm 13.053cm)">
              <text:p/>
              <draw:enhanced-geometry svg:viewBox="0 0 21600 21600" draw:text-areas="0 ?f0 ?f5 ?f2" draw:mirror-horizontal="false" draw:mirror-vertical="fals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8" draw:text-style-name="P31" draw:layer="layout" svg:width="2.625cm" svg:height="1.259cm" draw:transform="rotate (1.5707963267949) translate (21.761cm 13.053cm)">
              <text:p/>
              <draw:enhanced-geometry svg:viewBox="0 0 21600 21600" draw:text-areas="0 ?f0 ?f5 ?f2" draw:mirror-horizontal="false" draw:mirror-vertical="fals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69" draw:text-style-name="P32" draw:layer="layout" svg:width="7.831cm" svg:height="0.463cm" svg:x="20.475cm" svg:y="15.551cm" svg:viewBox="0 0 7832 464" svg:d="M7832 464c0 0-803-464-3462-464s-4370 427-4370 427">
            <text:p/>
          </draw:path>
          <draw:g draw:style-name="gr23">
            <draw:custom-shape draw:style-name="gr70" draw:text-style-name="P33" draw:layer="layout" svg:width="2.625cm" svg:height="1.259cm" draw:transform="rotate (1.5707963267949) translate (21.76cm 18.545cm)">
              <text:p/>
  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0" draw:text-style-name="P33" draw:layer="layout" svg:width="2.625cm" svg:height="1.259cm" draw:transform="rotate (1.5707963267949) translate (23.76cm 18.545cm)">
              <text:p/>
  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0" draw:text-style-name="P33" draw:layer="layout" svg:width="2.625cm" svg:height="1.259cm" draw:transform="rotate (1.5707963267949) translate (25.76cm 18.545cm)">
              <text:p/>
  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71" draw:text-style-name="P35" draw:layer="layout" svg:width="1.563cm" svg:height="1.733cm" svg:x="0.63cm" svg:y="4.894cm">
          <draw:text-box>
            <text:p text:style-name="P34"><text:span text:style-name="T7">A</text:span></text:p>
          </draw:text-box>
        </draw:frame>
        <draw:frame draw:style-name="gr72" draw:text-style-name="P35" draw:layer="layout" svg:width="1.408cm" svg:height="1.733cm" svg:x="8.371cm" svg:y="4.894cm">
          <draw:text-box>
            <text:p text:style-name="P34"><text:span text:style-name="T7">B</text:span></text:p>
          </draw:text-box>
        </draw:frame>
        <draw:g draw:style-name="gr5">
          <draw:frame draw:style-name="gr71" draw:text-style-name="P35" draw:layer="layout" svg:width="1.563cm" svg:height="1.733cm" svg:x="11.631cm" svg:y="4.822cm">
            <draw:text-box>
              <text:p text:style-name="P34"><text:span text:style-name="T7">A</text:span></text:p>
            </draw:text-box>
          </draw:frame>
          <draw:frame draw:style-name="gr72" draw:text-style-name="P35" draw:layer="layout" svg:width="1.408cm" svg:height="1.733cm" svg:x="19.372cm" svg:y="4.822cm">
            <draw:text-box>
              <text:p text:style-name="P34"><text:span text:style-name="T7">B</text:span></text:p>
            </draw:text-box>
          </draw:frame>
        </draw:g>
        <draw:g draw:style-name="gr5">
          <draw:frame draw:style-name="gr71" draw:text-style-name="P35" draw:layer="layout" svg:width="1.563cm" svg:height="1.733cm" svg:x="19.732cm" svg:y="13.622cm">
            <draw:text-box>
              <text:p text:style-name="P34"><text:span text:style-name="T7">A</text:span></text:p>
            </draw:text-box>
          </draw:frame>
          <draw:frame draw:style-name="gr72" draw:text-style-name="P35" draw:layer="layout" svg:width="1.408cm" svg:height="1.733cm" svg:x="27.473cm" svg:y="13.622cm">
            <draw:text-box>
              <text:p text:style-name="P34"><text:span text:style-name="T7">B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56" draw:text-style-name="P4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73" draw:text-style-name="P4" draw:layer="layout" svg:x1="24.368cm" svg:y1="3.781cm" svg:x2="26.047cm" svg:y2="3.781cm">
          <text:p/>
        </draw:line>
        <draw:g draw:style-name="gr23">
          <draw:custom-shape draw:style-name="gr58" draw:text-style-name="P14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3">
          <draw:custom-shape draw:style-name="gr60" draw:text-style-name="P15" draw:layer="layout" svg:width="2.625cm" svg:height="1.259cm" svg:x="9.501cm" svg:y="11.671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2.501cm" svg:y="11.671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5.501cm" svg:y="11.671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74" draw:text-style-name="P36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76" draw:text-style-name="P38" draw:layer="layout" svg:width="28.049cm" svg:height="4.715cm" svg:x="0.398cm" svg:y="0.657cm">
          <draw:text-box>
            <text:p text:style-name="P37"><text:span text:style-name="T8"></text:span><text:span text:style-name="T9"></text:span><text:span text:style-name="T10"></text:span><text:span text:style-name="T9"></text:span><text:span text:style-name="T10"></text:span><text:span text:style-name="T9"></text:span><text:span text:style-name="T9">?  +</text:span></text:p>
            <text:p text:style-name="P37"><text:span text:style-name="T9"/></text:p>
            <text:p text:style-name="P37"><text:span text:style-name="T9"></text:span><text:span text:style-name="T9">$</text:span><text:span text:style-name="T10"></text:span><text:span text:style-name="T9"></text:span></text:p>
            <text:p text:style-name="P37"><text:span text:style-name="T9"/></text:p>
            <text:p text:style-name="P37"><text:span text:style-name="T9"></text:span><text:span text:style-name="T11"></text:span><text:span text:style-name="T9"></text:span><text:span text:style-name="T11"></text:span><text:span text:style-name="T9"></text:span><text:span text:style-name="T11"></text:span></text:p>
            <text:p text:style-name="P37"><text:span text:style-name="T9"/></text:p>
            <text:p text:style-name="P37"><text:span text:style-name="T9"></text:span><text:span text:style-name="T10"></text:span></text:p>
            <text:p text:style-name="P37"><text:span text:style-name="T9"/></text:p>
            <text:p text:style-name="P37"><text:span text:style-name="T9"></text:span><text:span text:style-name="T10"></text:span><text:span text:style-name="T9"></text:span></text:p>
          </draw:text-box>
        </draw:frame>
        <draw:custom-shape draw:style-name="gr77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9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79" draw:text-style-name="P4" draw:layer="layout" svg:x1="23.088cm" svg:y1="3.963cm" svg:x2="25.537cm" svg:y2="3.963cm">
          <text:p/>
        </draw:line>
        <draw:custom-shape draw:style-name="gr80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81" draw:text-style-name="P40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82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83" draw:text-style-name="P41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1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10" draw:display-name="Arrowheads 10" svg:viewBox="0 0 1013 1130" svg:d="M1009 1050l-449-1008-22-30-29-12-34 12-21 26-449 1012-5 13v8l5 21 12 21 17 13 21 4h903l21-4 21-13 9-21 4-21v-8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20H18M19S</meta:editing-duration>
    <meta:editing-cycles>61</meta:editing-cycles>
    <meta:generator>LibreOffice/7.6.4.1$Linux_X86_64 LibreOffice_project/60$Build-1</meta:generator>
    <dc:title>A4LandscapeDejavu</dc:title>
    <dc:date>2024-02-04T12:10:40.749033385</dc:date>
    <meta:print-date>2024-01-24T20:46:40.384039008</meta:print-date>
    <meta:printed-by>PDF files</meta:printed-by>
    <meta:document-statistic meta:object-count="957"/>
    <meta:user-defined meta:name="Author">PGLPM</meta:user-defined>
  </office:meta>
</office:document-meta>
</file>